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b8e7" officeooo:paragraph-rsid="0021b8e7"/>
    </style:style>
    <style:style style:name="P2" style:family="paragraph" style:parent-style-name="Heading_20_2">
      <style:text-properties officeooo:rsid="0021b8e7" officeooo:paragraph-rsid="0021b8e7"/>
    </style:style>
    <style:style style:name="P3" style:family="paragraph" style:parent-style-name="Heading_20_2" style:master-page-name="">
      <loext:graphic-properties draw:fill="none" draw:opacity="100%"/>
      <style:paragraph-properties fo:margin-left="0cm" fo:margin-right="0cm" fo:margin-top="0.3cm" fo:margin-bottom="0cm" style:contextual-spacing="false" fo:text-indent="0cm" style:auto-text-indent="false" style:page-number="auto" fo:background-color="transparent" fo:keep-with-next="always"/>
      <style:text-properties officeooo:rsid="0021b8e7" officeooo:paragraph-rsid="0021b8e7"/>
    </style:style>
    <style:style style:name="P4" style:family="paragraph" style:parent-style-name="Text_20_body">
      <style:paragraph-properties fo:text-align="start" style:justify-single-word="false"/>
      <style:text-properties officeooo:paragraph-rsid="0021b8e7"/>
    </style:style>
    <style:style style:name="P5" style:family="paragraph" style:parent-style-name="Text_20_body">
      <style:text-properties officeooo:paragraph-rsid="0021b8e7"/>
    </style:style>
    <style:style style:name="T1" style:family="text">
      <style:text-properties officeooo:rsid="0021b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ime</text:h>
      <text:h text:style-name="P2" text:outline-level="2">E5 F#m A</text:h>
      <text:h text:style-name="Heading_20_2" text:outline-level="2">F#m <text:s text:c="36"/><text:span text:style-name="T1">A</text:span></text:h>
      <text:p text:style-name="P4">Ticking away the moments that make up a dull day</text:p>
      <text:h text:style-name="P2" text:outline-level="2">E <text:s text:c="40"/>F#m</text:h>
      <text:p text:style-name="P4">Fritter and waste the hours in an off-hand way</text:p>
      <text:p text:style-name="P4">Kicking around on a piece of ground in your home town</text:p>
      <text:p text:style-name="P4">Waiting for someone or something to show you the way</text:p>
      <text:h text:style-name="P2" text:outline-level="2">D <text:s text:c="28"/>A</text:h>
      <text:p text:style-name="P4">Tired of lying in the sunshine staying home to watch the rain</text:p>
      <text:p text:style-name="P4">You are young and life is long and there is time to kill today</text:p>
      <text:h text:style-name="P2" text:outline-level="2">D <text:s text:c="25"/>C#m</text:h>
      <text:p text:style-name="P4">And then one day you find ten years have got behind you</text:p>
      <text:h text:style-name="P2" text:outline-level="2">Bm <text:s text:c="24"/>E</text:h>
      <text:p text:style-name="P4">No one told you when to run, you missed the starting gun</text:p>
      <text:p text:style-name="P4"/>
      <text:p text:style-name="P4">And you run and you run to catch up with the sun but it's sinking</text:p>
      <text:p text:style-name="P4">Racing around to come up behind you again</text:p>
      <text:p text:style-name="P4">The sun is the same in a relative way, but you're older</text:p>
      <text:p text:style-name="P4">Shorter of breath and one day closer to death</text:p>
      <text:h text:style-name="P3" text:outline-level="2" text:is-list-header="true">Solo (Verse + Chorus)</text:h>
      <text:p text:style-name="P5"/>
      <text:p text:style-name="P4">Every year is getting shorter, never seem to find the time</text:p>
      <text:p text:style-name="P4">Plans that either come to naught or half a page of scribbled lines</text:p>
      <text:p text:style-name="P4">Hanging on in quiet desperation is the English way</text:p>
      <text:h text:style-name="P2" text:outline-level="2">Bm <text:s text:c="29"/>D/B</text:h>
      <text:p text:style-name="P4">The time is gone, the song is over, thought I'd something more to say</text:p>
      <text:p text:style-name="P4"/>
      <text:h text:style-name="P2" text:outline-level="2">E5 <text:s text:c="9"/>A</text:h>
      <text:p text:style-name="P4">Home, home again, I like to be here when I can</text:p>
      <text:p text:style-name="P4">And when I come home cold and tired, It's good to warm my bones beside the fire</text:p>
      <text:h text:style-name="P2" text:outline-level="2">C <text:s text:c="23"/>Bm</text:h>
      <text:p text:style-name="P4">Far away, across the field, The tolling of the iron bell</text:p>
      <text:h text:style-name="P2" text:outline-level="2">F</text:h>
      <text:p text:style-name="P4">Calls the faithful to their knees</text:p>
      <text:h text:style-name="P2" text:outline-level="2">G <text:s text:c="15"/>E5 <text:s text:c="10"/>F#m</text:h>
      <text:p text:style-name="P4">To hear the softly spoken magic spel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cm" fo:margin-bottom="0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9:31:40.463131485</meta:creation-date>
    <dc:title>SongSheet</dc:title>
    <meta:editing-cycles>3</meta:editing-cycles>
    <meta:generator>LibreOffice/7.6.4.1$MacOSX_AARCH64 LibreOffice_project/e19e193f88cd6c0525a17fb7a176ed8e6a3e2aa1</meta:generator>
    <meta:editing-duration>P2DT1H38M53S</meta:editing-duration>
    <dc:date>2025-05-30T11:10:34.187007250</dc:date>
    <meta:print-date>2025-05-28T10:22:58.654078156</meta:print-date>
    <meta:document-statistic meta:table-count="0" meta:image-count="0" meta:object-count="0" meta:page-count="1" meta:paragraph-count="34" meta:word-count="261" meta:character-count="1450" meta:non-whitespace-character-count="984"/>
    <meta:template xlink:type="simple" xlink:actuate="onRequest" xlink:title="SongSheet" xlink:href="../../../../Library/Application%20Support/LibreOffice/4/user/template/SongSheet.ott" meta:date="2025-05-28T09:31:40.376833795"/>
  </office:meta>
</office:document-meta>
</file>